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ListTest.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Liberation Sans" fo:font-size="24pt" officeooo:rsid="00bb3680" officeooo:paragraph-rsid="00bb3680" style:font-size-asian="24pt" style:font-size-complex="24pt"/>
    </style:style>
    <style:style style:name="P2" style:family="paragraph" style:parent-style-name="Standard">
      <style:text-properties style:font-name="Liberation Sans" fo:font-size="24pt" officeooo:rsid="00bd0cd3" officeooo:paragraph-rsid="00bd0cd3" style:font-size-asian="24pt" style:font-size-complex="24pt"/>
    </style:style>
    <style:style style:name="P3" style:family="paragraph" style:parent-style-name="Standard">
      <style:text-properties style:font-name="Liberation Sans" fo:font-size="24pt" officeooo:rsid="00be48ff" officeooo:paragraph-rsid="00bd0cd3" style:font-size-asian="24pt" style:font-size-complex="24pt"/>
    </style:style>
    <style:style style:name="P4" style:family="paragraph" style:parent-style-name="Standard">
      <style:text-properties style:font-name="Liberation Sans" fo:font-size="24pt" officeooo:rsid="00be48ff" officeooo:paragraph-rsid="00be48ff" style:font-size-asian="24pt" style:font-size-complex="24pt"/>
    </style:style>
    <style:style style:name="T1" style:family="text">
      <style:text-properties officeooo:rsid="00bc76eb" fo:background-color="#ffff00" loext:char-shading-value="0"/>
    </style:style>
    <style:style style:name="T2" style:family="text">
      <style:text-properties officeooo:rsid="00bc76eb"/>
    </style:style>
    <style:style style:name="T3" style:family="text">
      <style:text-properties officeooo:rsid="00bc76eb" fo:background-color="#ff6600" loext:char-shading-value="0"/>
    </style:style>
    <style:style style:name="T4" style:family="text">
      <style:text-properties officeooo:rsid="00bc76eb" fo:background-color="#ff6600" loext:char-shading-value="0"/>
    </style:style>
    <style:style style:name="T5" style:family="text">
      <style:text-properties officeooo:rsid="00bc76eb" fo:background-color="#ffff66" loext:char-shading-value="0"/>
    </style:style>
    <style:style style:name="T6" style:family="text">
      <style:text-properties officeooo:rsid="00bc76eb" fo:background-color="#66ff66" loext:char-shading-value="0"/>
    </style:style>
    <style:style style:name="T7" style:family="text">
      <style:text-properties officeooo:rsid="00bc76eb" fo:background-color="#66ff66" loext:char-shading-value="0"/>
    </style:style>
    <style:style style:name="T8" style:family="text">
      <style:text-properties officeooo:rsid="00bf4131"/>
    </style:style>
    <style:style style:name="T9" style:family="text">
      <style:text-properties fo:background-color="#0066ff" loext:char-shading-value="0"/>
    </style:style>
    <style:style style:name="T10" style:family="text">
      <style:text-properties fo:background-color="#0066ff" loext:char-shading-value="0"/>
    </style:style>
    <style:style style:name="T11" style:family="text">
      <style:text-properties officeooo:rsid="00bf4131" fo:background-color="#0066ff" loext:char-shading-value="0"/>
    </style:style>
    <style:style style:name="T12" style:family="text">
      <style:text-properties officeooo:rsid="00bf4131" fo:background-color="#0066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What a pity that Bilbo did not </text:span><text:span text:style-name="T1">stab</text:span><text:span text:style-name="T2"> that vile creature, when he had a chance!’ ‘Pity? It was Pity that stayed his hand. Pity, and Mercy: not to </text:span><text:span text:style-name="T3">strike</text:span><text:span text:style-name="T2"> without need. And he has been </text:span><text:span text:style-name="T7">well</text:span><text:span text:style-name="T2"> rewarded, Frodo. Be sure that he took so little hurt from the evil, and escaped in the </text:span><text:span text:style-name="T3">end</text:span><text:span text:style-name="T2">, because he began his ownership of the Ring so. With Pity.’ ‘I am sorry,’ said Frodo. ‘But I am frightened; and I do not feel any pity for Gollum.’ ‘You have not seen him,’ Gandalf broke in. ‘No, and I don’t want to,’ said Frodo. ‘... He deserves death.’ ‘Deserves it! I daresay he does. Many that </text:span><text:span text:style-name="T1">live</text:span><text:span text:style-name="T2"> deserve <text:s/>death. And some that </text:span><text:span text:style-name="T6">die</text:span><text:span text:style-name="T2"> deserve life. Can you give it to them? Then do not be too eager to </text:span><text:span text:style-name="T6">deal</text:span><text:span text:style-name="T2"> out </text:span><text:span text:style-name="T3">death</text:span><text:span text:style-name="T2"> in judgement. For </text:span><text:span text:style-name="T4">even</text:span><text:span text:style-name="T2"> the very wise cannot see all ends.</text:span></text:p>
      <text:p text:style-name="P2"/>
      <text:p text:style-name="P2">Tolkien, J.R.R.. The Fellowship of the Ring: Being the First Part of The Lord of the Rings (p. 59). Houghton Mifflin Harcourt. Kindle Edition. </text:p>
      <text:p text:style-name="P2"/>
      <text:p text:style-name="P3"/>
      <text:p text:style-name="P4"><text:soft-page-break/></text:p>
      <text:p text:style-name="P4"/>
      <text:p text:style-name="P4"/>
      <text:p text:style-name="P4">I play <text:span text:style-name="T10">bass</text:span> in a jazz band; <text:span text:style-name="T8">I like deep voices</text:span>.</text:p>
      <text:p text:style-name="P4"/>
      <text:p text:style-name="P4"><text:span text:style-name="T8">I like to fish; I mostly catch </text:span><text:span text:style-name="T12">bass</text:span><text:span text:style-name="T8"> when I 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3:13:26.962685164</meta:creation-date>
    <meta:generator>LibreOffice/5.0.5.2$Linux_X86_64 LibreOffice_project/00m0$Build-2</meta:generator>
    <dc:date>2016-10-11T10:36:35.925434007</dc:date>
    <meta:editing-duration>P1DT16H49M30S</meta:editing-duration>
    <meta:editing-cycles>173</meta:editing-cycles>
    <meta:document-statistic meta:table-count="0" meta:image-count="0" meta:object-count="0" meta:page-count="2" meta:paragraph-count="4" meta:word-count="194" meta:character-count="989" meta:non-whitespace-character-count="797"/>
  </office:meta>
</office:document-meta>
</file>

<file path=Basic/Standard/Module1.xml><?xml version="1.0" encoding="utf-8"?>
<!DOCTYPE module  PUBLIC '-//OpenOffice.org//DTD OfficeDocument 1.0//EN'  'module.dtd'>
<script:module xmlns:script="http://openoffice.org/2000/script" script:name="Module1" script:language="StarBasic">REM  *****  BASIC  *****

Private oDialog as Variant
Private oTreeDataModel  as Object
Private oVC as Variant
Private oWC as Variant
Private sSelectedString as String
Private oCASS as object

Sub RunGraphicsWizard
	oDialog = createUnoDialog(DialogLibraries.Standard.ListTest)
	
	populateTreeView
	oDialog.execute
End Sub


Sub populateTreeView	
	
	oTreeDataModel = createUnoService(_
	         "com.sun.star.awt.tree.MutableTreeDataModel")

	Dim nCount as integer, oListBox as object, oTreeModel as object
	 
	Dim oRootChild as object
	oRootChild = oTreeDataModel.createNode("Root",true)
	oTreeDataModel.setRoot(oRootChild)
	Dim syns as variant
	
	Dim synsetCount as Integer, synonymCount as Integer	

	synsetCount = oCass.synsetCount
	synonymCount = oCass.synonymCount
	
	Dim synData(synsetCount,synonymCount)
	
	for i  = 0 to synsetCount - 1	
		
		
		for j  = 0  to synonymCount	- 1	
			dim sSyn as String
			sSyn = oCASS.getSyn(i,j)
			synData(i,j) = sSyn			
		Next j
	Next i	
	
	for i  = 0 to synsetCount - 1
		Dim oChild as object
		oChild = oTreeDataModel.createNode("Synset " + i,true)
		oRootChild.appendChild(oChild)
		for j  = 0 to synonymCount - 1
			Dim oGrandchild as object
			If synData(i,j) &lt;&gt; "" then
				oGrandchild = oTreeDataModel.createNode(synData(i,j),false)
				oChild.appendChild(oGrandChild)
			Endif
		Next j
	Next i
	oDialog = createUnoDialog(DialogLibraries.Standard.ListTest)
	oTreeModel =  oDialog.getControl("TreeControl1")
	oTreeModel.Model.DataModel = oTreeDataModel
End Sub

Sub CancelGraphicsDialog	
	oDialog.endExecute()

End Sub

Sub FinishGraphicsDialog
	Dim sSelectedItem as object	
	Dim oTreeModel as object
	Dim oNode
	Dim oListener
	Dim oListener2

REM	MsgBox("About to write " &amp; sSelectedString)
	oWC.String = sSelectedString
	oDialog.endExecute	
End Sub



Sub Select_selectionChanged(oEvt)
  
	 	sSelectedString =  oEvt.Source.getSelection().getDisplayValue()
REM	 	MsgBox("Selected " &amp; sSelectedString)
	 
end sub
Sub Main
	sSelectedString = "DEFAULT"
	oVC = ThisComponent.getCurrentController.getViewCursor
	oWC = oVC.getText.createTextCursorByRange(oVC)
	oWC.gotoStartOfWord(False)
	oWC.gotoEndOfWord(True)

	
	
	Dim nCount as integer, oListBox as object
	Dim target as String
	Dim leftSide as String
	Dim rightSide as String
	Dim leftCursorCopy as Variant
	Dim rightCursorCopy as Variant
	Dim leftContext as String
	Dim rightContext as String

	oCASS = createUnoService("org.libreoffice.example.CASS2")
	
REM Grabbing contexts and target
	leftCursorCopy = oVC.getText.createTextCursorByRange(oVC)
	rightCursorCopy = oVC.getText.createTextCursorByRange(oVC)
	target = oWC.String
	leftCursorCopy.gotoStartOfWord(False)
	leftCursorCopy.gotoStartOfSentence(True)
	rightCursorCopy.gotoEndOfWord(False)
	rightCursorCopy.gotoEndOfSentence(True)
	leftContext = leftCursorCopy.String
	rightContext = rightCursorCopy.String
	
REM	MsgBox("Left Context:   " + leftContext + ", Target:   " + target + ", Right Context:   " + rightContext)
	
	Dim synonymCount as integer
	Dim synsetCount as integer
	oCASS.getSynonym(leftContext, oWC.String, rightContext, "English", "LeskWithWordNet")
	
	RunGraphicsWizar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04" dlg:top="115" dlg:width="175" dlg:height="146" dlg:closeable="true" dlg:moveable="true">
  <dlg:bulletinboard>
    <dlg:filecontrol dlg:id="FileControl1" dlg:tab-index="0" dlg:left="20" dlg:top="67" dlg:width="133" dlg:height="16"/>
    <dlg:button dlg:id="CommandButton1" dlg:tab-index="1" dlg:left="13" dlg:top="111" dlg:width="31" dlg:height="12" dlg:value="&lt;&lt; Back"/>
    <dlg:button dlg:id="CommandButton2" dlg:tab-index="2" dlg:left="44" dlg:top="111" dlg:width="32" dlg:height="12" dlg:value="Next &gt;&gt;"/>
    <dlg:button dlg:id="CommandButton3" dlg:tab-index="3" dlg:left="97" dlg:top="111" dlg:width="32" dlg:height="12" dlg:value="Finish">
      <script:event script:event-name="on-performaction" script:macro-name="vnd.sun.star.script:Standard.Module1.FinishGraphicsDialog?language=Basic&amp;location=document" script:language="Script"/>
    </dlg:button>
    <dlg:button dlg:id="CommandButton4" dlg:tab-index="4" dlg:left="129" dlg:top="111" dlg:width="32" dlg:height="12" dlg:value="Cancel">
      <script:event script:event-name="on-performaction" script:macro-name="vnd.sun.star.script:Standard.Module1.CancelGraphicsDialog?language=Basic&amp;location=document" script:language="Script"/>
    </dlg:button>
    <dlg:text dlg:id="Label1" dlg:tab-index="5" dlg:left="12" dlg:top="13" dlg:width="68" dlg:height="10" dlg:value="Select Graphics File:"/>
    <dlg:radiogroup>
      <dlg:radio dlg:id="OptionButton1" dlg:tab-index="6" dlg:left="58" dlg:top="-27" dlg:width="0" dlg:height="22" dlg:value="OptionButton1"/>
    </dlg:radiogroup>
  </dlg:bulletinboard>
</dlg:window>
</file>

<file path=Dialogs/Standard/ListTest.xml><?xml version="1.0" encoding="utf-8"?>
<!DOCTYPE window  PUBLIC '-//OpenOffice.org//DTD OfficeDocument 1.0//EN'  'dialog.dtd'>
<dlg:window xmlns:dlg="http://openoffice.org/2000/dialog" xmlns:script="http://openoffice.org/2000/script" dlg:id="ListTest" dlg:left="122" dlg:top="236" dlg:width="92" dlg:height="163" dlg:closeable="true" dlg:moveable="true">
  <dlg:styles>
    <dlg:style dlg:style-id="0" dlg:border="none"/>
  </dlg:styles>
  <dlg:bulletinboard>
    <dlg:button dlg:id="CommandButton2" dlg:tab-index="1" dlg:left="48" dlg:top="143" dlg:width="40" dlg:height="18" dlg:value="Select">
      <script:event script:event-name="on-performaction" script:macro-name="vnd.sun.star.script:Standard.Module1.FinishGraphicsDialog?language=Basic&amp;location=document" script:language="Script"/>
    </dlg:button>
    <dlg:button dlg:id="Cancel" dlg:tab-index="0" dlg:left="2" dlg:top="143" dlg:width="40" dlg:height="18" dlg:value="Cancel">
      <script:event script:event-name="on-performaction" script:macro-name="vnd.sun.star.script:Standard.Module1.CancelGraphicsDialog?language=Basic&amp;location=document" script:language="Script"/>
    </dlg:button>
    <dlg:button dlg:id="CommandButton1" dlg:tab-index="2" dlg:left="24" dlg:top="153" dlg:width="2" dlg:height="0" dlg:value="CommandButton1"/>
    <dlg:combobox dlg:id="ComboBox1" dlg:tab-index="3" dlg:left="60" dlg:top="63" dlg:width="4" dlg:height="0" dlg:spin="true"/>
    <dlg:treecontrol dlg:style-id="0" dlg:id="TreeControl1" dlg:tab-index="4" dlg:left="0" dlg:top="5" dlg:width="91" dlg:height="132" dlg:selectiontype="single" dlg:rootdisplayed="false">
      <script:event script:event-name="on-mousedown" script:macro-name="vnd.sun.star.script:Standard.Module1.Select_selectionChanged?language=Basic&amp;location=document" script:language="Script"/>
    </dlg:tre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ListTe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